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InjectionStrategy.n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InjectionStrategy.thenTry( MockInjectionStrategy strateg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InjectionStrategy.relayProcessToNextStrategy( Field field , Object fieldOwner , Set &lt; Object &gt; mockCandid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Strategy.processInjection( Field field , Object fieldOwner , Set &lt; Object &gt; mockCandida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InjectionStrategy.process( Field onField , Object fieldOwnedBy , Set &lt; Object &gt; mockCandida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